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62.16673191729" calcext:value-type="float">
            <text:p>1662.1667319172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  <table:table-cell office:value-type="float" office:value="1590.72145842369" calcext:value-type="float">
            <text:p>1590.72145842369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1907.5585459268" calcext:value-type="float">
            <text:p>1907.5585459268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43" calcext:value-type="float">
            <text:p>3543</text:p>
          </table:table-cell>
          <table:table-cell office:value-type="float" office:value="4042" calcext:value-type="float">
            <text:p>4042</text:p>
          </table:table-cell>
          <table:table-cell office:value-type="float" office:value="-1.03563574933401" calcext:value-type="float">
            <text:p>-1.03563574933401</text:p>
          </table:table-cell>
          <table:table-cell office:value-type="float" office:value="1956.03579856308" calcext:value-type="float">
            <text:p>1956.03579856308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22.68241589995" calcext:value-type="float">
            <text:p>1722.68241589995</text:p>
          </table:table-cell>
        </table:table-row>
        <table:table-row table:style-name="ro1">
          <table:table-cell office:value-type="string" calcext:value-type="string">
            <text:p>El Docen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85" calcext:value-type="float">
            <text:p>4685</text:p>
          </table:table-cell>
          <table:table-cell office:value-type="float" office:value="5931" calcext:value-type="float">
            <text:p>5931</text:p>
          </table:table-cell>
          <table:table-cell office:value-type="float" office:value="-1.50517537480414" calcext:value-type="float">
            <text:p>-1.50517537480414</text:p>
          </table:table-cell>
          <table:table-cell office:value-type="float" office:value="1751.3709558674" calcext:value-type="float">
            <text:p>1751.3709558674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1966.49268288293" calcext:value-type="float">
            <text:p>1966.49268288293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34" calcext:value-type="float">
            <text:p>1434</text:p>
          </table:table-cell>
          <table:table-cell office:value-type="float" office:value="2362" calcext:value-type="float">
            <text:p>2362</text:p>
          </table:table-cell>
          <table:table-cell office:value-type="float" office:value="-29.1949069448237" calcext:value-type="float">
            <text:p>-29.1949069448237</text:p>
          </table:table-cell>
          <table:table-cell office:value-type="float" office:value="2275.43845139892" calcext:value-type="float">
            <text:p>2275.43845139892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13" calcext:value-type="float">
            <text:p>4113</text:p>
          </table:table-cell>
          <table:table-cell office:value-type="float" office:value="4124" calcext:value-type="float">
            <text:p>4124</text:p>
          </table:table-cell>
          <table:table-cell office:value-type="float" office:value="0" calcext:value-type="float">
            <text:p>0</text:p>
          </table:table-cell>
          <table:table-cell office:value-type="float" office:value="1800.89209445774" calcext:value-type="float">
            <text:p>1800.89209445774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office:value-type="float" office:value="-8.42218077764574" calcext:value-type="float">
            <text:p>-8.42218077764574</text:p>
          </table:table-cell>
          <table:table-cell office:value-type="float" office:value="1864.2224528878" calcext:value-type="float">
            <text:p>1864.2224528878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-9.6592807189304" calcext:value-type="float">
            <text:p>-9.6592807189304</text:p>
          </table:table-cell>
          <table:table-cell office:value-type="float" office:value="1423.55619939731" calcext:value-type="float">
            <text:p>1423.55619939731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567.10987464413" calcext:value-type="float">
            <text:p>1567.10987464413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2453.55287449215" calcext:value-type="float">
            <text:p>2453.55287449215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547.39606090854" calcext:value-type="float">
            <text:p>1547.39606090854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084.82307231304" calcext:value-type="float">
            <text:p>2084.82307231304</text:p>
          </table:table-cell>
        </table:table-row>
        <table:table-row table:style-name="ro1">
          <table:table-cell office:value-type="string" calcext:value-type="string">
            <text:p>Pronoo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738.25658931242" calcext:value-type="float">
            <text:p>1738.2565893124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24432431754" calcext:value-type="float">
            <text:p>1109.24432431754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353.19341833956" calcext:value-type="float">
            <text:p>1353.19341833956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33" calcext:value-type="float">
            <text:p>233</text:p>
          </table:table-cell>
          <table:table-cell office:value-type="float" office:value="4.55043509145548" calcext:value-type="float">
            <text:p>4.55043509145548</text:p>
          </table:table-cell>
          <table:table-cell office:value-type="float" office:value="1787.47758031091" calcext:value-type="float">
            <text:p>1787.47758031091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666.77477723285" calcext:value-type="float">
            <text:p>1666.77477723285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223.25068792536" calcext:value-type="float">
            <text:p>1223.25068792536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97" calcext:value-type="float">
            <text:p>3897</text:p>
          </table:table-cell>
          <table:table-cell office:value-type="float" office:value="3926" calcext:value-type="float">
            <text:p>3926</text:p>
          </table:table-cell>
          <table:table-cell office:value-type="float" office:value="0" calcext:value-type="float">
            <text:p>0</text:p>
          </table:table-cell>
          <table:table-cell office:value-type="float" office:value="2304.35928871814" calcext:value-type="float">
            <text:p>2304.35928871814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530.60300095129" calcext:value-type="float">
            <text:p>1530.60300095129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44" calcext:value-type="float">
            <text:p>1044</text:p>
          </table:table-cell>
          <table:table-cell office:value-type="float" office:value="1252" calcext:value-type="float">
            <text:p>1252</text:p>
          </table:table-cell>
          <table:table-cell office:value-type="float" office:value="17.5956406459836" calcext:value-type="float">
            <text:p>17.5956406459836</text:p>
          </table:table-cell>
          <table:table-cell office:value-type="float" office:value="1379.87786656342" calcext:value-type="float">
            <text:p>1379.87786656342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float" office:value="2037" calcext:value-type="float">
            <text:p>2037</text:p>
          </table:table-cell>
          <table:table-cell office:value-type="float" office:value="3.07677921604363" calcext:value-type="float">
            <text:p>3.07677921604363</text:p>
          </table:table-cell>
          <table:table-cell office:value-type="float" office:value="1812.59667152881" calcext:value-type="float">
            <text:p>1812.59667152881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1605.90218329612" calcext:value-type="float">
            <text:p>1605.90218329612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47.971491495715" calcext:value-type="float">
            <text:p>947.971491495715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3" calcext:value-type="float">
            <text:p>1623</text:p>
          </table:table-cell>
          <table:table-cell office:value-type="float" office:value="1740" calcext:value-type="float">
            <text:p>1740</text:p>
          </table:table-cell>
          <table:table-cell office:value-type="float" office:value="-0.591016328287651" calcext:value-type="float">
            <text:p>-0.591016328287651</text:p>
          </table:table-cell>
          <table:table-cell office:value-type="float" office:value="2004.80639819303" calcext:value-type="float">
            <text:p>2004.8063981930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office:value-type="float" office:value="2132.84759707221" calcext:value-type="float">
            <text:p>2132.84759707221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92" calcext:value-type="float">
            <text:p>5592</text:p>
          </table:table-cell>
          <table:table-cell office:value-type="float" office:value="0" calcext:value-type="float">
            <text:p>0</text:p>
          </table:table-cell>
          <table:table-cell office:value-type="float" office:value="2279.57152922006" calcext:value-type="float">
            <text:p>2279.57152922006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1716.41305070433" calcext:value-type="float">
            <text:p>1716.41305070433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156.16215825207" calcext:value-type="float">
            <text:p>1156.16215825207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360.27068861295" calcext:value-type="float">
            <text:p>1360.27068861295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45.37539547796" calcext:value-type="float">
            <text:p>1145.37539547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0:38:08.15627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4T10:48:31.243145200</dc:date>
    <meta:editing-duration>PT10M24S</meta:editing-duration>
    <meta:editing-cycles>2</meta:editing-cycles>
    <meta:generator>LibreOffice/25.2.1.2$Windows_X86_64 LibreOffice_project/d3abf4aee5fd705e4a92bba33a32f40bc4e56f49</meta:generator>
    <meta:document-statistic meta:table-count="1" meta:cell-count="245" meta:object-count="0"/>
  </office:meta>
</office:document-meta>
</file>